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98167" officeooo:paragraph-rsid="00198167"/>
    </style:style>
    <style:style style:name="P2" style:family="paragraph" style:parent-style-name="Standard">
      <style:text-properties officeooo:paragraph-rsid="007ce50d"/>
    </style:style>
    <style:style style:name="P3" style:family="paragraph" style:parent-style-name="Text_20_body">
      <style:text-properties officeooo:rsid="000c20dd" officeooo:paragraph-rsid="0011785e"/>
    </style:style>
    <style:style style:name="P4" style:family="paragraph" style:parent-style-name="Text_20_body">
      <style:text-properties officeooo:rsid="000c20dd" officeooo:paragraph-rsid="001a26ae"/>
    </style:style>
    <style:style style:name="P5" style:family="paragraph" style:parent-style-name="Text_20_body">
      <style:text-properties officeooo:paragraph-rsid="000c20dd"/>
    </style:style>
    <style:style style:name="P6" style:family="paragraph" style:parent-style-name="Text_20_body">
      <style:text-properties officeooo:rsid="0012e013" officeooo:paragraph-rsid="0012e013"/>
    </style:style>
    <style:style style:name="P7" style:family="paragraph" style:parent-style-name="Text_20_body">
      <style:text-properties fo:color="#ff0000" officeooo:rsid="0012e013" officeooo:paragraph-rsid="0012e013"/>
    </style:style>
    <style:style style:name="P8" style:family="paragraph" style:parent-style-name="Text_20_body">
      <style:text-properties fo:color="#ff0000" officeooo:rsid="0007decb" officeooo:paragraph-rsid="0007decb"/>
    </style:style>
    <style:style style:name="P9" style:family="paragraph" style:parent-style-name="Text_20_body">
      <style:text-properties style:text-position="0% 100%" fo:font-weight="normal" style:font-weight-asian="normal" style:font-weight-complex="normal"/>
    </style:style>
    <style:style style:name="P10" style:family="paragraph" style:parent-style-name="Text_20_body">
      <style:text-properties style:text-position="0% 100%" fo:font-weight="normal" officeooo:rsid="000c20dd" officeooo:paragraph-rsid="00141f5f" style:font-weight-asian="normal" style:font-weight-complex="normal"/>
    </style:style>
    <style:style style:name="P11" style:family="paragraph" style:parent-style-name="Text_20_body">
      <style:text-properties style:text-position="0% 100%" fo:font-weight="normal" officeooo:rsid="000c20dd" officeooo:paragraph-rsid="007ce50d" style:font-weight-asian="normal" style:font-weight-complex="normal"/>
    </style:style>
    <style:style style:name="P12" style:family="paragraph" style:parent-style-name="Text_20_body">
      <style:text-properties style:text-position="0% 100%" fo:font-weight="normal" officeooo:rsid="000ab4f6" officeooo:paragraph-rsid="007ce50d" style:font-weight-asian="normal" style:font-weight-complex="normal"/>
    </style:style>
    <style:style style:name="P13" style:family="paragraph" style:parent-style-name="Text_20_body">
      <style:text-properties fo:color="#000000" officeooo:rsid="0024186d" officeooo:paragraph-rsid="0024186d"/>
    </style:style>
    <style:style style:name="P14" style:family="paragraph" style:parent-style-name="Text_20_body">
      <style:text-properties fo:color="#000000" officeooo:rsid="0007decb" officeooo:paragraph-rsid="0079facb"/>
    </style:style>
    <style:style style:name="P15" style:family="paragraph" style:parent-style-name="Text_20_body">
      <style:text-properties officeooo:paragraph-rsid="0007fe50"/>
    </style:style>
    <style:style style:name="P16" style:family="paragraph" style:parent-style-name="Text_20_body">
      <style:text-properties officeooo:rsid="002cf928" officeooo:paragraph-rsid="002cf928"/>
    </style:style>
    <style:style style:name="P17" style:family="paragraph" style:parent-style-name="Text_20_body">
      <style:text-properties officeooo:rsid="00245f56" officeooo:paragraph-rsid="007a0be9"/>
    </style:style>
    <style:style style:name="P18" style:family="paragraph" style:parent-style-name="Text_20_body">
      <style:text-properties officeooo:paragraph-rsid="007c7b9c"/>
    </style:style>
    <style:style style:name="P19" style:family="paragraph" style:parent-style-name="Text_20_body">
      <style:text-properties officeooo:paragraph-rsid="007ce50d"/>
    </style:style>
    <style:style style:name="P20" style:family="paragraph" style:parent-style-name="Text_20_body">
      <style:text-properties officeooo:paragraph-rsid="007e7710"/>
    </style:style>
    <style:style style:name="P21" style:family="paragraph" style:parent-style-name="Contents_20_1">
      <style:paragraph-properties>
        <style:tab-stops>
          <style:tab-stop style:position="14.002cm" style:type="right" style:leader-style="dotted" style:leader-text="."/>
        </style:tab-stops>
      </style:paragraph-properties>
    </style:style>
    <style:style style:name="P22" style:family="paragraph" style:parent-style-name="Contents_20_2">
      <style:paragraph-properties>
        <style:tab-stops>
          <style:tab-stop style:position="14.002cm" style:type="right" style:leader-style="dotted" style:leader-text="."/>
        </style:tab-stops>
      </style:paragraph-properties>
    </style:style>
    <style:style style:name="P23" style:family="paragraph" style:parent-style-name="Contents_20_3">
      <style:paragraph-properties>
        <style:tab-stops>
          <style:tab-stop style:position="14.002cm" style:type="right" style:leader-style="dotted" style:leader-text="."/>
        </style:tab-stops>
      </style:paragraph-properties>
    </style:style>
    <style:style style:name="P24" style:family="paragraph" style:parent-style-name="Standard" style:list-style-name="L7"/>
    <style:style style:name="P25" style:family="paragraph" style:parent-style-name="Standard" style:list-style-name="L7">
      <style:text-properties officeooo:rsid="0045a82d" officeooo:paragraph-rsid="0045a82d"/>
    </style:style>
    <style:style style:name="P26" style:family="paragraph" style:parent-style-name="Standard" style:list-style-name="L7">
      <style:text-properties officeooo:rsid="0046eb7a" officeooo:paragraph-rsid="0046eb7a"/>
    </style:style>
    <style:style style:name="P27" style:family="paragraph" style:parent-style-name="Standard" style:list-style-name="L7">
      <style:text-properties officeooo:rsid="0081910e" officeooo:paragraph-rsid="00835de6"/>
    </style:style>
    <style:style style:name="P28" style:family="paragraph" style:parent-style-name="Standard" style:list-style-name="L8">
      <style:text-properties fo:color="#000000" officeooo:rsid="0092c2c2" officeooo:paragraph-rsid="0092c2c2"/>
    </style:style>
    <style:style style:name="P29" style:family="paragraph" style:parent-style-name="Text_20_body" style:list-style-name="L2">
      <style:text-properties officeooo:paragraph-rsid="007a1268"/>
    </style:style>
    <style:style style:name="P30" style:family="paragraph" style:parent-style-name="Text_20_body" style:list-style-name="L2">
      <style:text-properties officeooo:rsid="001fa7b6" officeooo:paragraph-rsid="007a1268"/>
    </style:style>
    <style:style style:name="P31" style:family="paragraph" style:parent-style-name="Text_20_body" style:list-style-name="L2">
      <style:text-properties officeooo:rsid="0026d9ae" officeooo:paragraph-rsid="007a1268"/>
    </style:style>
    <style:style style:name="P32" style:family="paragraph" style:parent-style-name="Text_20_body" style:list-style-name="L2">
      <style:text-properties fo:font-weight="bold" officeooo:paragraph-rsid="007a1268" style:font-weight-asian="bold" style:font-weight-complex="bold"/>
    </style:style>
    <style:style style:name="P33" style:family="paragraph" style:parent-style-name="Text_20_body" style:list-style-name="L3"/>
    <style:style style:name="P34" style:family="paragraph" style:parent-style-name="Text_20_body" style:list-style-name="L4">
      <style:text-properties officeooo:paragraph-rsid="007c7b9c"/>
    </style:style>
    <style:style style:name="P35" style:family="paragraph" style:parent-style-name="Text_20_body" style:list-style-name="L4">
      <style:text-properties officeooo:rsid="002b96c9" officeooo:paragraph-rsid="007c7b9c"/>
    </style:style>
    <style:style style:name="P36" style:family="paragraph" style:parent-style-name="Text_20_body" style:list-style-name="L1" style:master-page-name="">
      <loext:graphic-properties draw:fill="none"/>
      <style:paragraph-properties fo:margin-left="1.499cm" fo:margin-right="0cm" fo:margin-top="0cm" fo:margin-bottom="0.247cm" loext:contextual-spacing="false" fo:line-height="120%" fo:text-indent="-1.3cm" style:auto-text-indent="false" style:page-number="auto" fo:background-color="transparent"/>
      <style:text-properties fo:color="#000000" officeooo:rsid="0051b1cf" officeooo:paragraph-rsid="0051b1cf"/>
    </style:style>
    <style:style style:name="P37" style:family="paragraph" style:parent-style-name="Text_20_body" style:list-style-name="L1">
      <loext:graphic-properties draw:fill="none"/>
      <style:paragraph-properties fo:margin-left="1.499cm" fo:margin-right="0cm" fo:margin-top="0cm" fo:margin-bottom="0.247cm" loext:contextual-spacing="false" fo:line-height="120%" fo:text-indent="-1.3cm" style:auto-text-indent="false" fo:background-color="transparent"/>
      <style:text-properties fo:color="#000000" officeooo:rsid="0051b1cf" officeooo:paragraph-rsid="0051b1cf"/>
    </style:style>
    <style:style style:name="P38" style:family="paragraph" style:parent-style-name="Text_20_body" style:list-style-name="L1">
      <loext:graphic-properties draw:fill="none"/>
      <style:paragraph-properties fo:margin-left="1.499cm" fo:margin-right="0cm" fo:margin-top="0cm" fo:margin-bottom="0.247cm" loext:contextual-spacing="false" fo:line-height="120%" fo:text-indent="-1.3cm" style:auto-text-indent="false" fo:background-color="transparent"/>
      <style:text-properties fo:color="#000000" officeooo:rsid="00533080" officeooo:paragraph-rsid="00552f5c"/>
    </style:style>
    <style:style style:name="P39" style:family="paragraph" style:parent-style-name="Text_20_body" style:list-style-name="L1">
      <loext:graphic-properties draw:fill="none"/>
      <style:paragraph-properties fo:margin-left="1.499cm" fo:margin-right="0cm" fo:margin-top="0cm" fo:margin-bottom="0.247cm" loext:contextual-spacing="false" fo:line-height="120%" fo:text-indent="-1.3cm" style:auto-text-indent="false" fo:background-color="transparent"/>
      <style:text-properties fo:color="#000000" officeooo:rsid="00560401" officeooo:paragraph-rsid="00560401"/>
    </style:style>
    <style:style style:name="P40" style:family="paragraph" style:parent-style-name="Text_20_body" style:list-style-name="L1">
      <loext:graphic-properties draw:fill="none"/>
      <style:paragraph-properties fo:margin-left="1.499cm" fo:margin-right="0cm" fo:margin-top="0cm" fo:margin-bottom="0.247cm" loext:contextual-spacing="false" fo:line-height="120%" fo:text-indent="-1.3cm" style:auto-text-indent="false" fo:background-color="transparent"/>
      <style:text-properties fo:color="#000000" officeooo:rsid="0055c642" officeooo:paragraph-rsid="0055c642"/>
    </style:style>
    <style:style style:name="P41" style:family="paragraph" style:parent-style-name="Text_20_body" style:list-style-name="L1" style:master-page-name="">
      <loext:graphic-properties draw:fill="none"/>
      <style:paragraph-properties fo:margin-left="1.3cm" fo:margin-right="0cm" fo:margin-top="0cm" fo:margin-bottom="0.247cm" loext:contextual-spacing="false" fo:line-height="120%" fo:text-indent="-0.9cm" style:auto-text-indent="false" style:page-number="auto" fo:background-color="transparent"/>
      <style:text-properties fo:color="#000000" style:font-name="Cambria" fo:font-size="12pt" officeooo:rsid="0091346a" officeooo:paragraph-rsid="00921113" style:font-size-asian="12pt"/>
    </style:style>
    <style:style style:name="P42" style:family="paragraph" style:parent-style-name="Text_20_body" style:list-style-name="L5">
      <loext:graphic-properties draw:fill="none"/>
      <style:paragraph-properties fo:margin-top="0cm" fo:margin-bottom="0.247cm" loext:contextual-spacing="false" fo:line-height="120%" fo:background-color="transparent"/>
      <style:text-properties fo:color="#000000" officeooo:rsid="0051b1cf" officeooo:paragraph-rsid="00860f52"/>
    </style:style>
    <style:style style:name="P43" style:family="paragraph" style:parent-style-name="Text_20_body" style:list-style-name="L5">
      <loext:graphic-properties draw:fill="none"/>
      <style:paragraph-properties fo:margin-top="0cm" fo:margin-bottom="0.247cm" loext:contextual-spacing="false" fo:line-height="120%" fo:background-color="transparent"/>
      <style:text-properties fo:color="#000000" officeooo:rsid="0051b1cf" officeooo:paragraph-rsid="00658994"/>
    </style:style>
    <style:style style:name="P44" style:family="paragraph" style:parent-style-name="Text_20_body" style:list-style-name="L5">
      <loext:graphic-properties draw:fill="none"/>
      <style:paragraph-properties fo:margin-top="0cm" fo:margin-bottom="0.247cm" loext:contextual-spacing="false" fo:line-height="120%" fo:background-color="transparent"/>
      <style:text-properties fo:color="#000000" officeooo:rsid="0051b1cf" officeooo:paragraph-rsid="0067ddc1"/>
    </style:style>
    <style:style style:name="P45" style:family="paragraph" style:parent-style-name="Text_20_body" style:list-style-name="L5">
      <loext:graphic-properties draw:fill="none"/>
      <style:paragraph-properties fo:margin-top="0cm" fo:margin-bottom="0.247cm" loext:contextual-spacing="false" fo:line-height="120%" fo:background-color="transparent"/>
      <style:text-properties fo:color="#000000" officeooo:rsid="0062aebf" officeooo:paragraph-rsid="00860f52"/>
    </style:style>
    <style:style style:name="P46" style:family="paragraph" style:parent-style-name="Text_20_body" style:list-style-name="L5">
      <loext:graphic-properties draw:fill="none"/>
      <style:paragraph-properties fo:margin-top="0cm" fo:margin-bottom="0.247cm" loext:contextual-spacing="false" fo:line-height="120%" fo:background-color="transparent"/>
      <style:text-properties fo:color="#000000" officeooo:rsid="006157bb" officeooo:paragraph-rsid="00860f52"/>
    </style:style>
    <style:style style:name="P47" style:family="paragraph" style:parent-style-name="Text_20_body" style:list-style-name="L6">
      <loext:graphic-properties draw:fill="none"/>
      <style:paragraph-properties fo:margin-top="0cm" fo:margin-bottom="0.247cm" loext:contextual-spacing="false" fo:line-height="120%" fo:background-color="transparent"/>
      <style:text-properties fo:color="#000000" officeooo:rsid="006157bb" officeooo:paragraph-rsid="006157bb"/>
    </style:style>
    <style:style style:name="P48" style:family="paragraph" style:parent-style-name="Text_20_body" style:list-style-name="L5">
      <loext:graphic-properties draw:fill="none"/>
      <style:paragraph-properties fo:margin-top="0cm" fo:margin-bottom="0.247cm" loext:contextual-spacing="false" fo:line-height="120%" fo:background-color="transparent"/>
      <style:text-properties fo:color="#000000" officeooo:rsid="00891b00" officeooo:paragraph-rsid="00891b00"/>
    </style:style>
    <style:style style:name="P49" style:family="paragraph" style:parent-style-name="Text_20_body" style:list-style-name="L5">
      <loext:graphic-properties draw:fill="none"/>
      <style:paragraph-properties fo:margin-top="0cm" fo:margin-bottom="0.247cm" loext:contextual-spacing="false" fo:line-height="120%" fo:background-color="transparent"/>
      <style:text-properties fo:color="#000000" officeooo:rsid="0062b386" officeooo:paragraph-rsid="008afc84"/>
    </style:style>
    <style:style style:name="P50" style:family="paragraph" style:parent-style-name="Text_20_body" style:list-style-name="L5">
      <loext:graphic-properties draw:fill="none"/>
      <style:paragraph-properties fo:margin-top="0cm" fo:margin-bottom="0.247cm" loext:contextual-spacing="false" fo:line-height="120%" fo:background-color="transparent"/>
      <style:text-properties fo:color="#000000" officeooo:rsid="0062e043" officeooo:paragraph-rsid="008afc84"/>
    </style:style>
    <style:style style:name="P51" style:family="paragraph" style:parent-style-name="Text_20_body" style:list-style-name="L6">
      <loext:graphic-properties draw:fill="none"/>
      <style:paragraph-properties fo:margin-top="0cm" fo:margin-bottom="0.247cm" loext:contextual-spacing="false" fo:line-height="120%" fo:background-color="transparent"/>
      <style:text-properties fo:color="#000000" officeooo:rsid="0057ab81" officeooo:paragraph-rsid="0057ab81"/>
    </style:style>
    <style:style style:name="P52" style:family="paragraph" style:parent-style-name="Text_20_body" style:list-style-name="L6">
      <loext:graphic-properties draw:fill="none"/>
      <style:paragraph-properties fo:margin-top="0cm" fo:margin-bottom="0.247cm" loext:contextual-spacing="false" fo:line-height="120%" fo:background-color="transparent"/>
      <style:text-properties fo:color="#000000" officeooo:rsid="005d421b" officeooo:paragraph-rsid="005d421b"/>
    </style:style>
    <style:style style:name="P53" style:family="paragraph" style:parent-style-name="Text_20_body" style:list-style-name="L5">
      <loext:graphic-properties draw:fill="none"/>
      <style:paragraph-properties fo:margin-top="0cm" fo:margin-bottom="0.247cm" loext:contextual-spacing="false" fo:line-height="120%" fo:background-color="transparent"/>
      <style:text-properties fo:color="#000000" officeooo:rsid="00661fe2" officeooo:paragraph-rsid="00661fe2"/>
    </style:style>
    <style:style style:name="P54" style:family="paragraph" style:parent-style-name="Text_20_body" style:list-style-name="L5">
      <loext:graphic-properties draw:fill="none"/>
      <style:paragraph-properties fo:margin-top="0cm" fo:margin-bottom="0.247cm" loext:contextual-spacing="false" fo:line-height="120%" fo:background-color="transparent"/>
      <style:text-properties fo:color="#000000" officeooo:rsid="00661fe2" officeooo:paragraph-rsid="0067ddc1"/>
    </style:style>
    <style:style style:name="P55" style:family="paragraph" style:parent-style-name="Text_20_body" style:list-style-name="L5">
      <loext:graphic-properties draw:fill="none"/>
      <style:paragraph-properties fo:margin-top="0cm" fo:margin-bottom="0.247cm" loext:contextual-spacing="false" fo:line-height="120%" fo:background-color="transparent"/>
      <style:text-properties fo:color="#000000" officeooo:rsid="00533080" officeooo:paragraph-rsid="006c0189"/>
    </style:style>
    <style:style style:name="P56" style:family="paragraph" style:parent-style-name="Text_20_body" style:list-style-name="L5">
      <loext:graphic-properties draw:fill="none"/>
      <style:paragraph-properties fo:margin-top="0cm" fo:margin-bottom="0.247cm" loext:contextual-spacing="false" fo:line-height="120%" fo:background-color="transparent"/>
      <style:text-properties fo:color="#000000" officeooo:rsid="006e7998" officeooo:paragraph-rsid="006e7998"/>
    </style:style>
    <style:style style:name="P57" style:family="paragraph" style:parent-style-name="Text_20_body" style:list-style-name="L5">
      <loext:graphic-properties draw:fill="none"/>
      <style:paragraph-properties fo:margin-top="0cm" fo:margin-bottom="0.247cm" loext:contextual-spacing="false" fo:line-height="120%" fo:background-color="transparent"/>
      <style:text-properties fo:color="#000000" officeooo:rsid="006f79be" officeooo:paragraph-rsid="006f79be"/>
    </style:style>
    <style:style style:name="P58" style:family="paragraph" style:parent-style-name="Text_20_body" style:list-style-name="L5">
      <loext:graphic-properties draw:fill="none"/>
      <style:paragraph-properties fo:margin-top="0cm" fo:margin-bottom="0.247cm" loext:contextual-spacing="false" fo:line-height="120%" fo:background-color="transparent"/>
      <style:text-properties fo:color="#000000" officeooo:rsid="00702c7d" officeooo:paragraph-rsid="00702c7d"/>
    </style:style>
    <style:style style:name="P59" style:family="paragraph" style:parent-style-name="Text_20_body" style:list-style-name="L5">
      <loext:graphic-properties draw:fill="none"/>
      <style:paragraph-properties fo:margin-top="0cm" fo:margin-bottom="0.247cm" loext:contextual-spacing="false" fo:line-height="120%" fo:background-color="transparent"/>
      <style:text-properties fo:color="#000000" officeooo:rsid="0071a411" officeooo:paragraph-rsid="0071a411"/>
    </style:style>
    <style:style style:name="P60" style:family="paragraph" style:parent-style-name="Text_20_body" style:list-style-name="L5">
      <loext:graphic-properties draw:fill="none"/>
      <style:paragraph-properties fo:margin-top="0cm" fo:margin-bottom="0.247cm" loext:contextual-spacing="false" fo:line-height="120%" fo:background-color="transparent">
        <style:tab-stops/>
      </style:paragraph-properties>
      <style:text-properties fo:color="#000000" officeooo:rsid="00560401" officeooo:paragraph-rsid="0073a035"/>
    </style:style>
    <style:style style:name="P61" style:family="paragraph" style:parent-style-name="Text_20_body" style:list-style-name="L5">
      <loext:graphic-properties draw:fill="none"/>
      <style:paragraph-properties fo:margin-top="0cm" fo:margin-bottom="0.247cm" loext:contextual-spacing="false" fo:line-height="120%" fo:background-color="transparent"/>
      <style:text-properties fo:color="#000000" officeooo:rsid="0073a035" officeooo:paragraph-rsid="0073a035"/>
    </style:style>
    <style:style style:name="P62" style:family="paragraph" style:parent-style-name="Text_20_body" style:list-style-name="L5">
      <loext:graphic-properties draw:fill="none"/>
      <style:paragraph-properties fo:margin-top="0cm" fo:margin-bottom="0.247cm" loext:contextual-spacing="false" fo:line-height="120%" fo:background-color="transparent"/>
      <style:text-properties fo:color="#000000" officeooo:rsid="00768e54" officeooo:paragraph-rsid="00768e54"/>
    </style:style>
    <style:style style:name="P63" style:family="paragraph" style:parent-style-name="Text_20_body" style:list-style-name="L5">
      <loext:graphic-properties draw:fill="none"/>
      <style:paragraph-properties fo:margin-top="0cm" fo:margin-bottom="0.247cm" loext:contextual-spacing="false" fo:line-height="120%" fo:background-color="transparent"/>
      <style:text-properties fo:color="#000000" officeooo:rsid="00768e54" officeooo:paragraph-rsid="00798e9b"/>
    </style:style>
    <style:style style:name="P64" style:family="paragraph" style:parent-style-name="Text_20_body" style:list-style-name="L5">
      <loext:graphic-properties draw:fill="none"/>
      <style:paragraph-properties fo:margin-top="0cm" fo:margin-bottom="0.247cm" loext:contextual-spacing="false" fo:line-height="120%" fo:background-color="transparent"/>
      <style:text-properties fo:color="#000000" officeooo:rsid="00787417" officeooo:paragraph-rsid="00787417"/>
    </style:style>
    <style:style style:name="P65" style:family="paragraph" style:parent-style-name="Text_20_body" style:list-style-name="L5">
      <loext:graphic-properties draw:fill="none"/>
      <style:paragraph-properties fo:margin-top="0cm" fo:margin-bottom="0.247cm" loext:contextual-spacing="false" fo:line-height="120%" fo:background-color="transparent"/>
      <style:text-properties fo:color="#000000" officeooo:rsid="0055c642" officeooo:paragraph-rsid="00798e9b"/>
    </style:style>
    <style:style style:name="P66" style:family="paragraph" style:parent-style-name="Text_20_body" style:list-style-name="L5">
      <loext:graphic-properties draw:fill="none"/>
      <style:paragraph-properties fo:margin-top="0cm" fo:margin-bottom="0.247cm" loext:contextual-spacing="false" fo:line-height="120%" fo:background-color="transparent"/>
      <style:text-properties fo:color="#000000" officeooo:rsid="00759ed4" officeooo:paragraph-rsid="00798e9b"/>
    </style:style>
    <style:style style:name="P67" style:family="paragraph" style:parent-style-name="Text_20_body" style:list-style-name="L5">
      <loext:graphic-properties draw:fill="none"/>
      <style:paragraph-properties fo:margin-top="0cm" fo:margin-bottom="0.247cm" loext:contextual-spacing="false" fo:line-height="120%" fo:background-color="transparent"/>
      <style:text-properties fo:color="#000000" style:font-name="Cambria" fo:font-size="12pt" officeooo:rsid="0091346a" officeooo:paragraph-rsid="0091346a" style:font-size-asian="12pt"/>
    </style:style>
    <style:style style:name="P68" style:family="paragraph" style:parent-style-name="Text_20_body" style:list-style-name="L5">
      <loext:graphic-properties draw:fill="none"/>
      <style:paragraph-properties fo:margin-top="0cm" fo:margin-bottom="0.247cm" loext:contextual-spacing="false" fo:line-height="120%" fo:background-color="transparent"/>
      <style:text-properties fo:color="#000000" style:font-name="Cambria" fo:font-size="12pt" officeooo:rsid="008eefce" officeooo:paragraph-rsid="00921113" style:font-size-asian="12pt"/>
    </style:style>
    <style:style style:name="P69" style:family="paragraph" style:parent-style-name="Text_20_body" style:list-style-name="L5" style:master-page-name="">
      <loext:graphic-properties draw:fill="none"/>
      <style:paragraph-properties fo:margin-left="0cm" fo:margin-right="0cm" fo:margin-top="0cm" fo:margin-bottom="0.247cm" loext:contextual-spacing="false" fo:line-height="120%" fo:text-indent="0.7cm" style:auto-text-indent="false" style:page-number="auto" fo:background-color="transparent">
        <style:tab-stops>
          <style:tab-stop style:position="1.302cm"/>
        </style:tab-stops>
      </style:paragraph-properties>
      <style:text-properties fo:color="#000000" officeooo:rsid="0051b1cf" officeooo:paragraph-rsid="0057ab81"/>
    </style:style>
    <style:style style:name="P70" style:family="paragraph" style:parent-style-name="Heading_20_3">
      <style:text-properties officeooo:rsid="0006d3dd" officeooo:paragraph-rsid="0006d3dd"/>
    </style:style>
    <style:style style:name="P71" style:family="paragraph" style:parent-style-name="Heading_20_1">
      <style:text-properties officeooo:rsid="0012e013" officeooo:paragraph-rsid="00132997"/>
    </style:style>
    <style:style style:name="P72" style:family="paragraph" style:parent-style-name="Heading_20_1">
      <style:text-properties officeooo:paragraph-rsid="00486a82"/>
    </style:style>
    <style:style style:name="P73" style:family="paragraph" style:parent-style-name="Heading_20_2">
      <style:text-properties officeooo:paragraph-rsid="0011785e"/>
    </style:style>
    <style:style style:name="P74" style:family="paragraph" style:parent-style-name="Heading_20_2">
      <style:text-properties officeooo:paragraph-rsid="000c20dd"/>
    </style:style>
    <style:style style:name="P75" style:family="paragraph" style:parent-style-name="Heading_20_4">
      <style:text-properties officeooo:paragraph-rsid="007ce50d"/>
    </style:style>
    <style:style style:name="P76" style:family="paragraph" style:parent-style-name="Heading_20_4">
      <style:text-properties officeooo:paragraph-rsid="007e7710"/>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style:text-position="0% 100%"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06d3dd"/>
    </style:style>
    <style:style style:name="T9" style:family="text">
      <style:text-properties officeooo:rsid="0007fe50"/>
    </style:style>
    <style:style style:name="T10" style:family="text">
      <style:text-properties officeooo:rsid="000ab4f6"/>
    </style:style>
    <style:style style:name="T11" style:family="text">
      <style:text-properties officeooo:rsid="000c20dd"/>
    </style:style>
    <style:style style:name="T12" style:family="text">
      <style:text-properties officeooo:rsid="00105722"/>
    </style:style>
    <style:style style:name="T13" style:family="text">
      <style:text-properties officeooo:rsid="0011785e"/>
    </style:style>
    <style:style style:name="T14" style:family="text">
      <style:text-properties officeooo:rsid="00132997"/>
    </style:style>
    <style:style style:name="T15" style:family="text">
      <style:text-properties officeooo:rsid="0017ecb9"/>
    </style:style>
    <style:style style:name="T16" style:family="text">
      <style:text-properties officeooo:rsid="00184437"/>
    </style:style>
    <style:style style:name="T17" style:family="text">
      <style:text-properties officeooo:rsid="001a26ae"/>
    </style:style>
    <style:style style:name="T18" style:family="text">
      <style:text-properties officeooo:rsid="001fa7b6"/>
    </style:style>
    <style:style style:name="T19" style:family="text">
      <style:text-properties officeooo:rsid="001fe778"/>
    </style:style>
    <style:style style:name="T20" style:family="text">
      <style:text-properties officeooo:rsid="0021e4e1"/>
    </style:style>
    <style:style style:name="T21" style:family="text">
      <style:text-properties officeooo:rsid="0012e013"/>
    </style:style>
    <style:style style:name="T22" style:family="text">
      <style:text-properties officeooo:rsid="002506c3"/>
    </style:style>
    <style:style style:name="T23" style:family="text">
      <style:text-properties officeooo:rsid="00560401"/>
    </style:style>
    <style:style style:name="T24" style:family="text">
      <style:text-properties officeooo:rsid="005c82ae"/>
    </style:style>
    <style:style style:name="T25" style:family="text">
      <style:text-properties officeooo:rsid="005f9de3"/>
    </style:style>
    <style:style style:name="T26" style:family="text">
      <style:text-properties officeooo:rsid="00675c48"/>
    </style:style>
    <style:style style:name="T27" style:family="text">
      <style:text-properties officeooo:rsid="0067ddc1"/>
    </style:style>
    <style:style style:name="T28" style:family="text">
      <style:text-properties officeooo:rsid="006f79be"/>
    </style:style>
    <style:style style:name="T29" style:family="text">
      <style:text-properties officeooo:rsid="00245f56"/>
    </style:style>
    <style:style style:name="T30" style:family="text">
      <style:text-properties officeooo:rsid="00275e0f"/>
    </style:style>
    <style:style style:name="T31" style:family="text">
      <style:text-properties officeooo:rsid="007b9de8"/>
    </style:style>
    <style:style style:name="T32" style:family="text">
      <style:text-properties officeooo:rsid="002b96c9"/>
    </style:style>
    <style:style style:name="T33" style:family="text">
      <style:text-properties officeooo:rsid="00254223"/>
    </style:style>
    <style:style style:name="T34" style:family="text">
      <style:text-properties officeooo:rsid="00835de6"/>
    </style:style>
    <style:style style:name="T35" style:family="text">
      <style:text-properties officeooo:rsid="008afc84"/>
    </style:style>
    <style:style style:name="T36" style:family="text">
      <style:text-properties officeooo:rsid="008e35b6"/>
    </style:style>
    <style:style style:name="T37" style:family="text">
      <style:text-properties officeooo:rsid="0094789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text:a xlink:type="simple" xlink:href="#__RefHeading___Toc317_1774439683" text:style-name="Index_20_Link" text:visited-style-name="Index_20_Link">Section 1: Document Overview<text:tab/>1</text:a></text:p>
          <text:p text:style-name="P22"><text:a xlink:type="simple" xlink:href="#__RefHeading___Toc219_994534510" text:style-name="Index_20_Link" text:visited-style-name="Index_20_Link">1.1 Document Purpose<text:tab/>1</text:a></text:p>
          <text:p text:style-name="P22"><text:a xlink:type="simple" xlink:href="#__RefHeading___Toc231_994534510" text:style-name="Index_20_Link" text:visited-style-name="Index_20_Link">1.2 Document Structure<text:tab/>1</text:a></text:p>
          <text:p text:style-name="P21"><text:a xlink:type="simple" xlink:href="#__RefHeading___Toc233_994534510" text:style-name="Index_20_Link" text:visited-style-name="Index_20_Link">Section 2: mytaxi Introduction<text:tab/>2</text:a></text:p>
          <text:p text:style-name="P22"><text:a xlink:type="simple" xlink:href="#__RefHeading___Toc319_1774439683" text:style-name="Index_20_Link" text:visited-style-name="Index_20_Link">2.1 Scope<text:tab/>2</text:a></text:p>
          <text:p text:style-name="P23"><text:a xlink:type="simple" xlink:href="#__RefHeading___Toc221_994534510" text:style-name="Index_20_Link" text:visited-style-name="Index_20_Link">2.2.1 Goals<text:tab/>2</text:a></text:p>
          <text:p text:style-name="P22"><text:a xlink:type="simple" xlink:href="#__RefHeading___Toc223_994534510" text:style-name="Index_20_Link" text:visited-style-name="Index_20_Link">2.3 Stakeholders Identification<text:tab/>2</text:a></text:p>
          <text:p text:style-name="P22"><text:a xlink:type="simple" xlink:href="#__RefHeading___Toc327_1774439683" text:style-name="Index_20_Link" text:visited-style-name="Index_20_Link">2.4 Glossary<text:tab/>2</text:a></text:p>
          <text:p text:style-name="P21"><text:a xlink:type="simple" xlink:href="#__RefHeading___Toc229_994534510" text:style-name="Index_20_Link" text:visited-style-name="Index_20_Link">Section 3: Requirement Analysis<text:tab/>3</text:a></text:p>
          <text:p text:style-name="P22"><text:a xlink:type="simple" xlink:href="#__RefHeading___Toc323_1774439683" text:style-name="Index_20_Link" text:visited-style-name="Index_20_Link">3.1 Domain Properties<text:tab/>4</text:a></text:p>
          <text:p text:style-name="P22"><text:a xlink:type="simple" xlink:href="#__RefHeading___Toc329_1774439683" text:style-name="Index_20_Link" text:visited-style-name="Index_20_Link">3.2 Assumptions<text:tab/>4</text:a></text:p>
          <text:p text:style-name="P22"><text:a xlink:type="simple" xlink:href="#__RefHeading___Toc235_994534510" text:style-name="Index_20_Link" text:visited-style-name="Index_20_Link">3.3 Requirements<text:tab/>4</text:a></text:p>
          <text:p text:style-name="P23"><text:a xlink:type="simple" xlink:href="#__RefHeading___Toc237_994534510" text:style-name="Index_20_Link" text:visited-style-name="Index_20_Link">3.3.1 Functional Requirements<text:tab/>4</text:a></text:p>
          <text:p text:style-name="P23"><text:a xlink:type="simple" xlink:href="#__RefHeading___Toc239_994534510" text:style-name="Index_20_Link" text:visited-style-name="Index_20_Link">3.3.2 Non Functional Requirements<text:tab/>5</text:a></text:p>
          <text:p text:style-name="P23"><text:a xlink:type="simple" xlink:href="#__RefHeading___Toc241_994534510" text:style-name="Index_20_Link" text:visited-style-name="Index_20_Link">3.3.3 Constraints<text:tab/>5</text:a></text:p>
          <text:p text:style-name="P21"><text:a xlink:type="simple" xlink:href="#__RefHeading___Toc243_994534510" text:style-name="Index_20_Link" text:visited-style-name="Index_20_Link">Section 4: Use Case Analysis<text:tab/>6</text:a></text:p>
        </text:index-body>
      </text:table-of-content>
      <text:p text:style-name="Standard"/>
      <text:p text:style-name="Standard"/>
      <text:p text:style-name="Standard"/>
      <text:h text:style-name="Heading_20_1" text:outline-level="1"><text:bookmark-start text:name="__RefHeading___Toc317_1774439683"/><text:span text:style-name="T11">Section </text:span>1: <text:span text:style-name="T13">Document Overview</text:span><text:bookmark-end text:name="__RefHeading___Toc317_1774439683"/></text:h>
      <text:h text:style-name="Heading_20_2" text:outline-level="2"><text:bookmark-start text:name="__RefHeading___Toc219_994534510"/>1.1 <text:span text:style-name="T8">Document P</text:span>urpose<text:bookmark-end text:name="__RefHeading___Toc219_994534510"/></text:h>
      <text:p text:style-name="P13">This document is the <text:span text:style-name="T21">Requirements Analysis Specification Document (RASD) </text:span>for <text:span text:style-name="T22">mytaxi, </text:span>the system that must be developed. <text:span text:style-name="T22">The purpose of this document is to describe the requirements of this system (both functional and non functional), to identify its main goals and users that will mainly interact with it, especially its stakeholders. This document will also analyze the properties of the domain in which the system will be used and the constraints that have to be respected. The main application scenarios will be analyzed to clearly explain how the system works. This document is intended for developers and other people that will work on this system and need to know the fundamental information about it.</text:span></text:p>
      <text:p text:style-name="P7"/>
      <text:h text:style-name="P73" text:outline-level="2"><text:bookmark-start text:name="__RefHeading___Toc231_994534510"/>1.<text:span text:style-name="T13">2</text:span> <text:span text:style-name="T10">Document Structure</text:span><text:bookmark-end text:name="__RefHeading___Toc231_994534510"/></text:h>
      <text:p text:style-name="P6">The Section 1 talks about what is Requirements Analysis Specification Document (RASD) and how this paper is structured. </text:p>
      <text:p text:style-name="P3">The Section <text:span text:style-name="T13">2</text:span> contains a little introduction of mytaxy service and general information such as the scope of the service, identified stakeholders and the <text:soft-page-break/>terminology used.</text:p>
      <text:p text:style-name="P4">The Section <text:span text:style-name="T13">3</text:span> is composed by the analysis of the requirements, from the domain properties to functional and non functional requirements. </text:p>
      <text:p text:style-name="P4"><text:span text:style-name="T17">Section 4 will describe use cases and will</text:span> be proposed some common scenarios <text:span text:style-name="T17">to the reader.</text:span></text:p>
      <text:h text:style-name="P71" text:outline-level="1"><text:bookmark-start text:name="__RefHeading___Toc233_994534510"/>Section 2: mytaxi <text:span text:style-name="T18">Introduction</text:span><text:bookmark-end text:name="__RefHeading___Toc233_994534510"/></text:h>
      <text:h text:style-name="Heading_20_2" text:outline-level="2"><text:bookmark-start text:name="__RefHeading___Toc319_1774439683"/><text:span text:style-name="T14">2</text:span>.<text:span text:style-name="T14">1</text:span> Scope<text:bookmark-end text:name="__RefHeading___Toc319_1774439683"/></text:h>
      <text:p text:style-name="P14">The purpose of the project is to develop a web-based service that manages the taxi service. <text:span text:style-name="T29">Using their smartphone, or a web-app, users can request a taxi ride in a simple way. Also taxi drivers will use their smartphone for accept or reject requests of performance. </text:span></text:p>
      <text:p text:style-name="P8"/>
      <text:h text:style-name="P70" text:outline-level="3"><text:bookmark-start text:name="__RefHeading___Toc221_994534510"/><text:span text:style-name="T14">2</text:span>.2.1 Goals<text:bookmark-end text:name="__RefHeading___Toc221_994534510"/></text:h>
      <text:p text:style-name="Text_20_body">The main goals of <text:span text:style-name="T9">the proposed</text:span> service will be:</text:p>
      <text:list xml:id="list2738091063537320132" text:style-name="L1">
        <text:list-item>
          <text:p text:style-name="P36">Allow customers to make a reservation.</text:p>
        </text:list-item>
        <text:list-item>
          <text:p text:style-name="P37">Allow customers to make a request.</text:p>
        </text:list-item>
        <text:list-item>
          <text:p text:style-name="P37">Allow customers to use the system via the web-app version.</text:p>
        </text:list-item>
        <text:list-item>
          <text:p text:style-name="P37">Allow customers to use the system via the smartphone app version.</text:p>
        </text:list-item>
        <text:list-item>
          <text:p text:style-name="P38">Guarantee a fair management of taxi queues for each taxi zone.</text:p>
        </text:list-item>
        <text:list-item>
          <text:p text:style-name="P39">Allow taxi drivers to use a mobile application to access to the system. </text:p>
        </text:list-item>
        <text:list-item>
          <text:p text:style-name="P40">Allow taxi driver<text:span text:style-name="T23">s</text:span> to accept a request.</text:p>
        </text:list-item>
        <text:list-item>
          <text:p text:style-name="P40">Allow taxi driver<text:span text:style-name="T23">s</text:span> to refuse a request.</text:p>
        </text:list-item>
        <text:list-item>
          <text:p text:style-name="P41">The service must be extendible.</text:p>
        </text:list-item>
      </text:list>
      <text:p text:style-name="P15"/>
      <text:h text:style-name="P74" text:outline-level="2"><text:bookmark-start text:name="__RefHeading___Toc223_994534510"/><text:span text:style-name="T14">2</text:span>.<text:span text:style-name="T11">3</text:span> <text:span text:style-name="T12">S</text:span>takeholders <text:span text:style-name="T18">Identification</text:span><text:bookmark-end text:name="__RefHeading___Toc223_994534510"/></text:h>
      <text:p text:style-name="P5">The financial stakeholder of this project is probably the taxi company, that wants to use a system to improve its service in order to satisfy its customers and to increase the number of people who use its taxi.</text:p>
      <text:p text:style-name="P16">Another possible stakeholder is the government of the city, that wants to employ <text:soft-page-break/>mytaxi service for the same reasons explained above. The only difference is that the taxis are administrated by the government and not by a private company.</text:p>
      <text:p text:style-name="P17">Citizens or tourist of a city can also be stakeholders.</text:p>
      <text:h text:style-name="Heading_20_2" text:outline-level="2"><text:bookmark-start text:name="__RefHeading___Toc327_1774439683"/><text:span text:style-name="T14">2</text:span>.<text:span text:style-name="T11">4</text:span> Glossary<text:bookmark-end text:name="__RefHeading___Toc327_1774439683"/></text:h>
      <text:p text:style-name="Text_20_body"/>
      <text:list xml:id="list8517499265907585636" text:style-name="L2">
        <text:list-item>
          <text:p text:style-name="P29"><text:span text:style-name="T6">Customer</text:span> / <text:span text:style-name="T6">Passenger</text:span><text:span text:style-name="T7">: a citizen who requires a taxi ride using the service.</text:span></text:p>
        </text:list-item>
        <text:list-item>
          <text:p text:style-name="P29"><text:span text:style-name="T6">Confirmation</text:span><text:span text:style-name="T7">: after a request is taken in charge by a taxi driver, the system generates a confirmation that will be sent to the customer. The confirmation informs the customer about the waiting time and the code of the taxi.</text:span></text:p>
        </text:list-item>
        <text:list-item>
          <text:p text:style-name="P30"><text:span text:style-name="T6">mytaxy</text:span><text:span text:style-name="T7">: is the service proposed in this document. </text:span></text:p>
        </text:list-item>
        <text:list-item>
          <text:p text:style-name="P31"><text:span text:style-name="T6">Performance</text:span><text:span text:style-name="T7">: in this paper is synonym of the term Ride.</text:span></text:p>
        </text:list-item>
        <text:list-item>
          <text:p text:style-name="P32">Request<text:span text:style-name="T7">: when a customer requests for a ride to the system, this will generate a request that will be forwarded to a taxi driver, containing information about the customer (such as his/hers name and surname provided during the registration to the system, etc.) and the origin of the ride. </text:span></text:p>
        </text:list-item>
        <text:list-item>
          <text:p text:style-name="P32">Reservation<text:span text:style-name="T7">: when a customer wants to book a ride, the system will generate a reservation instance. The reservation must be made at least 2 hours before the ride, but the request is processed by the system only 10 minutes before the performance takes place. Despite of the request, the customer must also provide to the system the destination of the ride</text:span></text:p>
        </text:list-item>
        <text:list-item>
          <text:p text:style-name="P32"><text:span text:style-name="T30">(Taxi) </text:span>Ride<text:span text:style-name="T7">: performance made by a taxi driver that take a customer from a place to the desired destination.</text:span></text:p>
        </text:list-item>
        <text:list-item>
          <text:p text:style-name="P32">Taxi Driver<text:span text:style-name="T7">: the one who drives, and also usually owns, a taxi. He will use the service to find customers.</text:span></text:p>
        </text:list-item>
        <text:list-item>
          <text:p text:style-name="P29"><text:span text:style-name="T5">Zone</text:span><text:span text:style-name="T4">: a zone is a section which the city is divided in. Zones are 2 km</text:span><text:span text:style-name="T2">2</text:span><text:span text:style-name="T4"> wide.</text:span></text:p>
        </text:list-item>
      </text:list>
      <text:p text:style-name="P9"/>
      <text:h text:style-name="Heading_20_1" text:outline-level="1"><text:bookmark-start text:name="__RefHeading___Toc229_994534510"/><text:span text:style-name="T11">Section 3</text:span>: Requirement Analysis<text:bookmark-end text:name="__RefHeading___Toc229_994534510"/></text:h>
      <text:p text:style-name="P10"/>
      <text:h text:style-name="Heading_20_2" text:outline-level="2"><text:bookmark-start text:name="__RefHeading___Toc323_1774439683"/><text:soft-page-break/><text:span text:style-name="T14">3.1</text:span> Domain Properties<text:bookmark-end text:name="__RefHeading___Toc323_1774439683"/></text:h>
      <text:list xml:id="list3586298489436933471" text:style-name="L3">
        <text:list-item>
          <text:p text:style-name="P33">The City is divided in taxi zones.</text:p>
        </text:list-item>
        <text:list-item>
          <text:p text:style-name="P33">Zones are 2 km<text:span text:style-name="T1">2</text:span><text:span text:style-name="T3"> wide.</text:span></text:p>
        </text:list-item>
        <text:list-item>
          <text:p text:style-name="P33">The position of a taxi is known by receiving GPS coordinates <text:span text:style-name="T31">from the smartphone that the taxi driver owns</text:span>.</text:p>
        </text:list-item>
        <text:list-item>
          <text:p text:style-name="P33">A taxi is associated to a zone if its location is inside the zone's boundaries.</text:p>
        </text:list-item>
      </text:list>
      <text:p text:style-name="Text_20_body"/>
      <text:h text:style-name="Heading_20_2" text:outline-level="2"><text:bookmark-start text:name="__RefHeading___Toc329_1774439683"/><text:span text:style-name="T14">3.2</text:span> Assumptions<text:bookmark-end text:name="__RefHeading___Toc329_1774439683"/></text:h>
      <text:p text:style-name="P18">This section will clarify some points that aren't explained in the specification document.</text:p>
      <text:list xml:id="list7845637621446533105" text:style-name="L4">
        <text:list-item>
          <text:p text:style-name="P34"><text:span text:style-name="T32">Every taxi driver should have installed the mytaxi</text:span> <text:span text:style-name="T32">application on their smartphone for the sake of</text:span> establish the position of the vehicle <text:span text:style-name="T32">and, so,</text:span> assign <text:span text:style-name="T32">him</text:span> to a zone of the city.</text:p>
        </text:list-item>
        <text:list-item>
          <text:p text:style-name="P35">We assume that taxi drivers will accept or refuse a request in an admissible time, for example 1 minute.</text:p>
        </text:list-item>
      </text:list>
      <text:p text:style-name="Text_20_body"/>
      <text:h text:style-name="Heading_20_2" text:outline-level="2"><text:bookmark-start text:name="__RefHeading___Toc235_994534510"/><text:span text:style-name="T15">3.3 </text:span>Requirements<text:bookmark-end text:name="__RefHeading___Toc235_994534510"/></text:h>
      <text:p text:style-name="Standard"/>
      <text:h text:style-name="P75" text:outline-level="4">3.3.1.1 Overview</text:h>
      <text:p text:style-name="P2">Passengers can use an app installed on their phone or a web-app to request or reserve a taxi ride. Taxi drivers will also use the same app to inform the system about their availability and to confirm requests made by customers.</text:p>
      <text:p text:style-name="P19">A customer can send a request for a performance to the system; the system will forward the request to the first taxi available. The taxi driver can accept or refuse the request: in the case of rejection the system will contact the second available taxi and so on. When the request is accepted by a driver, the customer is notified with the waiting time and the code of the taxi.</text:p>
      <text:p text:style-name="P12">If a customer wants to book a ride, it can also make a reservation.</text:p>
      <text:p text:style-name="P11">If there no available taxi in the zone, the system will try to contact the three nearest taxis in the city outside the inquired zone. </text:p>
      <text:p text:style-name="Standard"/>
      <text:h text:style-name="P76" text:outline-level="4"><text:bookmark-start text:name="__RefHeading___Toc237_994534510"/><text:soft-page-break/>3.3.1.<text:span text:style-name="T33">2</text:span> <text:span text:style-name="T33">Analysis</text:span><text:bookmark-end text:name="__RefHeading___Toc237_994534510"/></text:h>
      <text:p text:style-name="P20"/>
      <text:list xml:id="list7638085805145242922" text:style-name="L5">
        <text:list-item>
          <text:p text:style-name="P42">Allow customers to make a request.</text:p>
          <text:list>
            <text:list-item>
              <text:p text:style-name="P45">A customer can make a request specifying <text:span text:style-name="T35">his/her name and the origin of the </text:span>ride.</text:p>
              <text:list>
                <text:list-item>
                  <text:p text:style-name="P46">If the customer is using the smartphone app, he can also specify the origin of the ride using the GPS.</text:p>
                </text:list-item>
              </text:list>
            </text:list-item>
            <text:list-item>
              <text:p text:style-name="P48">When the request is accepted by a taxi driver a confirm message will sent to the customer.</text:p>
              <text:list>
                <text:list-item>
                  <text:p text:style-name="P49">If an available taxi is found, the customer is notified with the code of the taxi and the estimated waiting time.</text:p>
                </text:list-item>
                <text:list-item>
                  <text:p text:style-name="P50">If the available taxi is in a different zone from the one in which the customer is, when the passenger receive the confirmation he can decide to accept or refuse the ride.</text:p>
                </text:list-item>
              </text:list>
            </text:list-item>
          </text:list>
        </text:list-item>
        <text:list-item>
          <text:p text:style-name="P69">Allow customers to make a reservation.</text:p>
        </text:list-item>
      </text:list>
      <text:list xml:id="list3405076808354446756" text:style-name="L6">
        <text:list-item>
          <text:list>
            <text:list-item>
              <text:p text:style-name="P51">A customer can make a reservation specifying <text:span text:style-name="T36">the name, </text:span>the origin and the destination of the ride <text:span text:style-name="T25">and the hour at which he wants to make it</text:span>.</text:p>
            </text:list-item>
            <text:list-item>
              <text:p text:style-name="P47">If the customer is using the smartphone app, he can also specify the origin of the ride using the GPS.</text:p>
            </text:list-item>
            <text:list-item>
              <text:p text:style-name="P52">The system will confirm the reservation to the customer.</text:p>
            </text:list-item>
            <text:list-item>
              <text:p text:style-name="P51">The system will <text:span text:style-name="T24">automatically make a request 10 minutes before the time chosen by the customer.</text:span></text:p>
            </text:list-item>
          </text:list>
        </text:list-item>
      </text:list>
      <text:list xml:id="list111246154789230" text:continue-list="list7638085805145242922" text:style-name="L5">
        <text:list-item>
          <text:p text:style-name="P43">Allow customers to use the system via the web-app version.</text:p>
          <text:list>
            <text:list-item>
              <text:p text:style-name="P53">A customer can use the web-app version of the system which will allow him to access to <text:span text:style-name="T26">every functionality of the system.</text:span></text:p>
            </text:list-item>
          </text:list>
        </text:list-item>
        <text:list-item>
          <text:p text:style-name="P44">Allow customers to use the system via the smartphone app version.</text:p>
          <text:list>
            <text:list-item>
              <text:p text:style-name="P54">A customer can use the <text:span text:style-name="T27">smartphone </text:span>app version of the system which will allow him to access to <text:span text:style-name="T26">every functionality of the system.</text:span></text:p>
            </text:list-item>
          </text:list>
        </text:list-item>
        <text:list-item>
          <text:p text:style-name="P55">Guarantee a fair management of taxi queues for each taxi zone.</text:p>
          <text:list>
            <text:list-item>
              <text:p text:style-name="P56">When a taxi enters a zone, if it's available it<text:span text:style-name="T28">'s</text:span> added to the queue of that zone.</text:p>
            </text:list-item>
            <text:list-item>
              <text:p text:style-name="P57"><text:soft-page-break/>When a taxi exits a zone, it is removed from the queue of that zone.</text:p>
            </text:list-item>
            <text:list-item>
              <text:p text:style-name="P58">If a taxi driver refuses a request from a customer, the taxi is moved to the last place of the queue.</text:p>
            </text:list-item>
            <text:list-item>
              <text:p text:style-name="P59">If there isn't any available taxi in the customer's zone or every taxi in it refuses his request, the request will be forwarded to taxis in other zones.</text:p>
            </text:list-item>
          </text:list>
        </text:list-item>
        <text:list-item>
          <text:p text:style-name="P60">Allow taxi drivers to use a mobile application to access to the system. </text:p>
          <text:list>
            <text:list-item>
              <text:p text:style-name="P61">Taxi drivers are given a code and a password, thanks to them they can log into the system.</text:p>
            </text:list-item>
            <text:list-item>
              <text:p text:style-name="P62">Using the app, taxi drivers can choose to appear available to make a ride.</text:p>
            </text:list-item>
            <text:list-item>
              <text:p text:style-name="P64">Taxi drivers can also decide to appear unavailable.</text:p>
            </text:list-item>
          </text:list>
        </text:list-item>
        <text:list-item>
          <text:p text:style-name="P65">Allow taxi driver<text:span text:style-name="T23">s</text:span> to accept a request.</text:p>
          <text:list>
            <text:list-item>
              <text:p text:style-name="P66">Taxi drivers can accept a request from a customer.</text:p>
            </text:list-item>
          </text:list>
        </text:list-item>
        <text:list-item>
          <text:p text:style-name="P65">Allow taxi driver<text:span text:style-name="T23">s</text:span> to refuse a request.</text:p>
          <text:list>
            <text:list-item>
              <text:p text:style-name="P63">Taxi drivers can refuse a request from a customer.</text:p>
            </text:list-item>
          </text:list>
        </text:list-item>
        <text:list-item>
          <text:p text:style-name="P67">The service must be extendible.</text:p>
          <text:list>
            <text:list-item>
              <text:p text:style-name="P68">Guarantee programmatic interfaces to enable the development of additional services.</text:p>
            </text:list-item>
          </text:list>
        </text:list-item>
      </text:list>
      <text:p text:style-name="Standard"/>
      <text:h text:style-name="Heading_20_3" text:outline-level="3"><text:bookmark-start text:name="__RefHeading___Toc239_994534510"/><text:span text:style-name="T15">3.3.2 </text:span>Non <text:span text:style-name="T19">F</text:span>unctional <text:span text:style-name="T19">R</text:span>equirements<text:bookmark-end text:name="__RefHeading___Toc239_994534510"/></text:h>
      <text:p text:style-name="Standard"/>
      <text:list xml:id="list5092020980175705959" text:style-name="L8">
        <text:list-item>
          <text:p text:style-name="P28">The UX should be the same in every system in which the application is available. For example, the user interface should be the same in IOS and Android apps.</text:p>
        </text:list-item>
        <text:list-item>
          <text:p text:style-name="P28">The system must maintain a reasonable <text:span text:style-name="T37">time to manage information</text:span>. Which means, <text:span text:style-name="T37">the time of processing a request made by a customer (the time elapsed from the submission to the forwarding of the requesto to a taxi driver) should resolve in no more than 30 seconds. The same amount of time must not pass between the acceptance or rejection of the request and the arrival of the confirmation message to the customer.</text:span></text:p>
        </text:list-item>
      </text:list>
      <text:p text:style-name="Standard"/>
      <text:h text:style-name="Heading_20_3" text:outline-level="3"><text:bookmark-start text:name="__RefHeading___Toc241_994534510"/><text:span text:style-name="T16">3.3.3 </text:span>Constraints<text:bookmark-end text:name="__RefHeading___Toc241_994534510"/></text:h>
      <text:list xml:id="list8116604042867421894" text:style-name="L7">
        <text:list-item>
          <text:p text:style-name="P24">Internet connection is required for accessing the service.</text:p>
          <text:p text:style-name="P24"><text:soft-page-break/></text:p>
        </text:list-item>
        <text:list-item>
          <text:p text:style-name="P25">The reservation must be made at least 2 house before the time of the ride.</text:p>
          <text:p text:style-name="P25"/>
        </text:list-item>
        <text:list-item>
          <text:p text:style-name="P26">If the customer is using the system with the web-app version, the origin of the ride must be inserted manually.</text:p>
        </text:list-item>
        <text:list-item>
          <text:p text:style-name="P27">The GPS of the smartphone used by taxi drivers must be always turned on, in this way th<text:span text:style-name="T34">e system knows always the position of the taxis</text:span>.</text:p>
        </text:list-item>
      </text:list>
      <text:p text:style-name="Standard"/>
      <text:h text:style-name="P72" text:outline-level="1"><text:bookmark-start text:name="__RefHeading___Toc243_994534510"/>Section 4: Use <text:span text:style-name="T20">C</text:span>ase <text:span text:style-name="T20">A</text:span>nalysis<text:bookmark-end text:name="__RefHeading___Toc243_99453451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98167" officeooo:paragraph-rsid="00198167"/>
    </style:style>
    <style:page-layout style:name="Mpm1">
      <style:page-layout-properties fo:page-width="21.59cm" fo:page-height="27.94cm" style:num-format="1" style:print-orientation="portrait" fo:margin-top="2cm" fo:margin-bottom="2cm" fo:margin-left="4.013cm" fo:margin-right="3.5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22:04:40.143529571</meta:creation-date>
    <dc:date>2015-10-24T11:12:44.013214653</dc:date>
    <meta:editing-duration>PT10H57M40S</meta:editing-duration>
    <meta:editing-cycles>206</meta:editing-cycles>
    <meta:generator>LibreOffice/5.0.2.2$Linux_X86_64 LibreOffice_project/00m0$Build-2</meta:generator>
    <meta:document-statistic meta:table-count="0" meta:image-count="0" meta:object-count="0" meta:page-count="7" meta:paragraph-count="111" meta:word-count="1704" meta:character-count="9516" meta:non-whitespace-character-count="7975"/>
  </office:meta>
</office:document-meta>
</file>